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7272e" officeooo:paragraph-rsid="0017272e"/>
    </style:style>
    <style:style style:name="P2" style:family="paragraph" style:parent-style-name="Standard">
      <style:text-properties officeooo:rsid="0018d72d" officeooo:paragraph-rsid="0018d72d"/>
    </style:style>
    <style:style style:name="P3" style:family="paragraph" style:parent-style-name="Standard">
      <style:text-properties officeooo:rsid="0018d72d" officeooo:paragraph-rsid="001cab6a"/>
    </style:style>
    <style:style style:name="P4" style:family="paragraph" style:parent-style-name="Standard">
      <style:text-properties officeooo:rsid="001b757a" officeooo:paragraph-rsid="001b757a"/>
    </style:style>
    <style:style style:name="P5" style:family="paragraph" style:parent-style-name="Standard">
      <style:text-properties style:font-name="verdana" fo:font-size="18pt"/>
    </style:style>
    <style:style style:name="P6" style:family="paragraph" style:parent-style-name="Standard">
      <style:text-properties officeooo:paragraph-rsid="0017272e"/>
    </style:style>
    <style:style style:name="P7" style:family="paragraph" style:parent-style-name="Standard">
      <style:text-properties officeooo:rsid="0018d72d" officeooo:paragraph-rsid="0017272e"/>
    </style:style>
    <style:style style:name="P8" style:family="paragraph" style:parent-style-name="Standard">
      <style:text-properties officeooo:rsid="0018d72d" officeooo:paragraph-rsid="0018d72d"/>
    </style:style>
    <style:style style:name="P9" style:family="paragraph" style:parent-style-name="Standard">
      <style:text-properties officeooo:rsid="0018d72d" officeooo:paragraph-rsid="001cab6a"/>
    </style:style>
    <style:style style:name="P10" style:family="paragraph" style:parent-style-name="Standard">
      <style:text-properties style:text-outline="false" style:text-line-through-style="none" style:text-line-through-type="none" style:font-name="Liberation Sans" fo:font-size="8pt" fo:font-style="normal" fo:text-shadow="none" style:text-underline-style="none" fo:font-weight="normal" officeooo:rsid="001afef7" officeooo:paragraph-rsid="0018d72d" style:font-size-asian="8pt" style:font-style-asian="normal" style:font-weight-asian="normal" style:text-emphasize="none"/>
    </style:style>
    <style:style style:name="P11" style:family="paragraph" style:parent-style-name="Standard">
      <style:text-properties officeooo:rsid="00206c08" officeooo:paragraph-rsid="00279f42"/>
    </style:style>
    <style:style style:name="P12" style:family="paragraph" style:parent-style-name="Standard">
      <style:text-properties officeooo:rsid="00279f42" officeooo:paragraph-rsid="00279f42"/>
    </style:style>
    <style:style style:name="T1" style:family="text">
      <style:text-properties officeooo:rsid="0017272e"/>
    </style:style>
    <style:style style:name="T2" style:family="text">
      <style:text-properties officeooo:rsid="0018d72d"/>
    </style:style>
    <style:style style:name="T3" style:family="text">
      <style:text-properties fo:color="#000000" style:text-outline="false" style:text-line-through-style="none" style:text-line-through-type="none" style:font-name="Segoe UI" fo:font-size="8pt" fo:letter-spacing="normal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4" style:family="text">
      <style:text-properties officeooo:rsid="001b757a"/>
    </style:style>
    <style:style style:name="T5" style:family="text">
      <style:text-properties officeooo:rsid="001c23c1"/>
    </style:style>
    <style:style style:name="T6" style:family="text">
      <style:text-properties officeooo:rsid="002100ed"/>
    </style:style>
    <style:style style:name="T7" style:family="text">
      <style:text-properties officeooo:rsid="0023d721"/>
    </style:style>
    <style:style style:name="T8" style:family="text">
      <style:text-properties fo:font-weight="bold"/>
    </style:style>
    <style:style style:name="T9" style:family="text">
      <style:text-properties officeooo:rsid="0025b3c0"/>
    </style:style>
    <style:style style:name="T10" style:family="text">
      <style:text-properties officeooo:rsid="00279f42"/>
    </style:style>
    <style:style style:name="T11" style:family="text">
      <style:text-properties officeooo:rsid="002884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urnage « <text:span text:style-name="T9">Ravi</text:span> »</text:p>
      <text:h text:style-name="Heading_20_3" text:outline-level="3">Date : </text:h>
      <text:p text:style-name="P1">22/09/2020 – <text:span text:style-name="T10">8</text:span>h<text:span text:style-name="T10">30 –</text:span> 16h<text:span text:style-name="T10">30 (max max)</text:span></text:p>
      <text:h text:style-name="Heading_20_3" text:outline-level="3">Lieu : </text:h>
      <text:p text:style-name="P1"><text:span text:style-name="T10">4, le Château Roux, 28240 Les’Corvées-Les-Yys</text:span></text:p>
      <text:h text:style-name="Heading_20_3" text:outline-level="3">En amont</text:h>
      <text:p text:style-name="P1"><text:span text:style-name="T10">Jeudi journée – </text:span>ORL récupère la caméra, les batteries, <text:span text:style-name="T10">la chemise en lin</text:span> chez Nico &amp; Hélène.</text:p>
      <text:p text:style-name="P7"/>
      <text:h text:style-name="Heading_20_3" text:outline-level="3">Programme</text:h>
      <text:p text:style-name="P6"><text:span text:style-name="T1">8h30 – Arrivée à Les’Corvées-Les-Yys</text:span></text:p>
      <text:p text:style-name="P1">9h<text:span text:style-name="T10">00</text:span> – <text:span text:style-name="T10">Installation décor / lumières</text:span></text:p>
      <text:p text:style-name="P1"><text:span text:style-name="T6">10</text:span>h<text:span text:style-name="T10">0</text:span>0 – 12h<text:span text:style-name="T10">00</text:span> : <text:span text:style-name="T2">Tournage (cf. listing scènes en ods)</text:span></text:p>
      <text:p text:style-name="P6"><text:span text:style-name="T3"><text:tab/></text:span></text:p>
      <text:p text:style-name="P2">12h<text:span text:style-name="T10">0</text:span>0 - 1<text:span text:style-name="T10">3h3</text:span>0 : Repas</text:p>
      <text:p text:style-name="P2">1<text:span text:style-name="T10">3</text:span>h<text:span text:style-name="T10">3</text:span>0 – 1<text:span text:style-name="T10">5</text:span>h<text:span text:style-name="T10">3</text:span>0 : Tournage <text:span text:style-name="T10">(cf. listing scènes en ods)</text:span></text:p>
      <text:p text:style-name="P10"/>
      <text:h text:style-name="Heading_20_3" text:outline-level="3">Matériel</text:h>
      <text:p text:style-name="P3">Storyboard <text:span text:style-name="T5">imprimé x3 → Jérémy</text:span></text:p>
      <text:p text:style-name="P3"><text:span text:style-name="T5"><text:tab/></text:span><text:a xlink:type="simple" xlink:href="https://github.com/AMMD/LesNouvellesAventuresDesBaronsFreaks/blob/master/Artistique/Storyboard/Acte2.pdf" text:style-name="Internet_20_link" text:visited-style-name="Visited_20_Internet_20_Link"><text:span text:style-name="T5">https://github.com/AMMD/LesNouvellesAventuresDesBaronsFreaks/blob/master/Artistique/Storyboard/Acte2.pdf</text:span></text:a></text:p>
      <text:p text:style-name="P3"><text:tab/><text:a xlink:type="simple" xlink:href="https://github.com/AMMD/LesNouvellesAventuresDesBaronsFreaks/blob/master/Artistique/Storyboard/Acte5.pdf" text:style-name="Internet_20_link" text:visited-style-name="Visited_20_Internet_20_Link">https://github.com/AMMD/LesNouvellesAventuresDesBaronsFreaks/blob/master/Artistique/Storyboard/Acte5.pdf</text:a></text:p>
      <text:p text:style-name="P3"><text:tab/><text:a xlink:type="simple" xlink:href="https://github.com/AMMD/LesNouvellesAventuresDesBaronsFreaks/raw/master/Artistique/Storyboard/Acte7.pdf" text:style-name="Internet_20_link" text:visited-style-name="Visited_20_Internet_20_Link">https://github.com/AMMD/LesNouvellesAventuresDesBaronsFreaks/raw/master/Artistique/Storyboard/Acte7.pdf</text:a></text:p>
      <text:p text:style-name="P3"><text:tab/><text:a xlink:type="simple" xlink:href="https://github.com/AMMD/LesNouvellesAventuresDesBaronsFreaks/raw/master/Artistique/Storyboard/Acte4.pdf" text:style-name="Internet_20_link" text:visited-style-name="Visited_20_Internet_20_Link">https://github.com/AMMD/LesNouvellesAventuresDesBaronsFreaks/raw/master/Artistique/Storyboard/Acte4.pdf</text:a></text:p>
      <text:p text:style-name="P3"><text:a xlink:type="simple" xlink:href="https://github.com/AMMD/LesNouvellesAventuresDesBaronsFreaks/raw/master/Artistique/Storyboard/Acte6.pdf" text:style-name="Internet_20_link" text:visited-style-name="Visited_20_Internet_20_Link">https://github.com/AMMD/LesNouvellesAventuresDesBaronsFreaks/raw/master/Artistique/Storyboard/Acte</text:a><text:a xlink:type="simple" xlink:href="https://github.com/AMMD/LesNouvellesAventuresDesBaronsFreaks/raw/master/Artistique/Storyboard/Acte6.pdf" text:style-name="Internet_20_link" text:visited-style-name="Visited_20_Internet_20_Link"><text:span text:style-name="T11">6</text:span></text:a><text:a xlink:type="simple" xlink:href="https://github.com/AMMD/LesNouvellesAventuresDesBaronsFreaks/raw/master/Artistique/Storyboard/Acte6.pdf" text:style-name="Internet_20_link" text:visited-style-name="Visited_20_Internet_20_Link">.pdf</text:a></text:p>
      <text:p text:style-name="P3"/>
      <text:p text:style-name="P2"><text:span text:style-name="T10">Chemise de Lin → ORL</text:span></text:p>
      <text:p text:style-name="P12">Turban →</text:p>
      <text:p text:style-name="P12">Sabres → Jérémy</text:p>
      <text:p text:style-name="P12">Paillasson → ORL</text:p>
      <text:p text:style-name="P12">Machine à fumée → Jérémy</text:p>
      <text:p text:style-name="P11"><text:span text:style-name="T10">Lumières + grada → ORL</text:span></text:p>
      <text:p text:style-name="P11"><text:span text:style-name="T10">Caméra → ORL</text:span></text:p>
      <text:p text:style-name="P11"><text:span text:style-name="T10">Ecran fond blanc → Jérémy</text:span></text:p>
      <text:p text:style-name="P12">Ecran Fond noir → ORL</text:p>
      <text:p text:style-name="P12">Support pou écran → Jérémy</text:p>
      <text:p text:style-name="P11"/>
      <text:h text:style-name="Heading_20_3" text:outline-level="3">Décor</text:h>
      <text:p text:style-name="Text_20_body">Sur fond blanc ou noi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1:05:41.123391564</meta:creation-date>
    <meta:generator>LibreOffice/6.3.4.2.0$Linux_X86_64 LibreOffice_project/30$Build-2</meta:generator>
    <dc:date>2021-01-19T11:47:24.665659266</dc:date>
    <meta:editing-duration>PT1H2M48S</meta:editing-duration>
    <meta:editing-cycles>15</meta:editing-cycles>
    <meta:document-statistic meta:table-count="0" meta:image-count="0" meta:object-count="0" meta:page-count="1" meta:paragraph-count="33" meta:word-count="128" meta:character-count="1193" meta:non-whitespace-character-count="1083"/>
  </office:meta>
</office:document-meta>
</file>